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officeooo:rsid="0001ab5d" officeooo:paragraph-rsid="0001ab5d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officeooo:rsid="0001ab5d" officeooo:paragraph-rsid="0001ab5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officeooo:rsid="000334af" officeooo:paragraph-rsid="000334af" style:font-size-asian="12pt" style:font-size-complex="12pt"/>
    </style:style>
    <style:style style:name="T1" style:family="text">
      <style:text-properties fo:color="#000000" style:font-name="Lucida Console" fo:font-size="9pt" style:font-size-asian="9pt" fo:background-color="#ffffff"/>
    </style:style>
    <style:style style:name="T2" style:family="text">
      <style:text-properties fo:color="#000000" fo:font-size="9pt" style:font-size-asian="9pt" fo:background-color="#ffffff"/>
    </style:style>
    <style:style style:name="T3" style:family="text">
      <style:text-properties fo:color="#000000" fo:background-color="#ffffff"/>
    </style:style>
    <style:style style:name="T4" style:family="text">
      <style:text-properties fo:color="#000000" style:font-name="Calibri" fo:font-size="12pt" officeooo:rsid="000334af" style:font-size-asian="12pt" style:font-size-complex="12pt" fo:background-color="#ffffff"/>
    </style:style>
    <style:style style:name="T5" style:family="text">
      <style:text-properties style:font-name="Calibri" fo:font-size="12pt" officeooo:rsid="000334a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all Art Citations for our Game</text:p>
      <text:p text:style-name="P2"/>
      <text:p text:style-name="Standard"><text:span text:style-name="T5">rare_princess - </text:span><text:a xlink:type="simple" xlink:href="http://kori-the-cat.deviantart.com/art/pixel-pepe-557944903" text:style-name="Internet_20_link" text:visited-style-name="Visited_20_Internet_20_Link">http://kori-the-cat.deviantart.com/art/pixel-pepe-557944903</text:a></text:p>
      <text:p text:style-name="Standard"><text:span text:style-name="T4">shadow - </text:span><text:a xlink:type="simple" xlink:href="http://megaman.wikia.com/wiki/Shadow_(virus" text:style-name="Internet_20_link" text:visited-style-name="Visited_20_Internet_20_Link">http://megaman.wikia.com/wiki/Shadow_(virus</text:a><text:span text:style-name="T4">)</text:span></text:p>
      <text:p text:style-name="Standard"><text:span text:style-name="T4">mecha_space_wizard - </text:span><text:a xlink:type="simple" xlink:href="https://forum.starmen.net/forum/Community/PKHack/Unearthed/page/5/" text:style-name="Internet_20_link" text:visited-style-name="Visited_20_Internet_20_Link">https://forum.starmen.net/forum/Community/PKHack/Unearthed/page/5/</text:a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3S</meta:editing-duration>
    <meta:editing-cycles>4</meta:editing-cycles>
    <meta:generator>LibreOffice/5.0.2.2$Windows_x86 LibreOffice_project/37b43f919e4de5eeaca9b9755ed688758a8251fe</meta:generator>
    <dc:date>2016-01-25T13:18:41.667000000</dc:date>
    <meta:document-statistic meta:table-count="0" meta:image-count="0" meta:object-count="0" meta:page-count="1" meta:paragraph-count="4" meta:word-count="17" meta:character-count="253" meta:non-whitespace-character-count="240"/>
    <meta:user-defined meta:name="Info 1"/>
    <meta:user-defined meta:name="Info 2"/>
    <meta:user-defined meta:name="Info 3"/>
    <meta:user-defined meta:name="Info 4"/>
  </office:meta>
</office:document-meta>
</file>